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  <table:table-cell table:number-columns-repeated="2"/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</table:table-row>
        <table:table-row table:style-name="ro1">
          <table:table-cell office:value-type="string" calcext:value-type="string">
            <text:p>NSTEP 100</text:p>
          </table:table-cell>
          <table:table-cell office:value-type="float" office:value="1.862221" calcext:value-type="float">
            <text:p>1.862221</text:p>
          </table:table-cell>
          <table:table-cell office:value-type="float" office:value="1.121726" calcext:value-type="float">
            <text:p>1.121726</text:p>
          </table:table-cell>
          <table:table-cell office:value-type="float" office:value="1.00487" calcext:value-type="float">
            <text:p>1.00487</text:p>
          </table:table-cell>
          <table:table-cell table:style-name="ce1" office:value-type="float" office:value="1.014615" calcext:value-type="float">
            <text:p>1.014615</text:p>
          </table:table-cell>
          <table:table-cell table:style-name="ce1" office:value-type="float" office:value="1.114497" calcext:value-type="float">
            <text:p>1.114497</text:p>
          </table:table-cell>
          <table:table-cell table:style-name="ce1" office:value-type="float" office:value="2.082225" calcext:value-type="float">
            <text:p>2.082225</text:p>
          </table:table-cell>
          <table:table-cell table:number-columns-repeated="2"/>
          <table:table-cell office:value-type="string" calcext:value-type="string">
            <text:p>NSTEP 100</text:p>
          </table:table-cell>
          <table:table-cell/>
          <table:table-cell office:value-type="float" office:value="1.288514" calcext:value-type="float">
            <text:p>1.288514</text:p>
          </table:table-cell>
          <table:table-cell table:style-name="ce1" office:value-type="float" office:value="1.210569" calcext:value-type="float">
            <text:p>1.210569</text:p>
          </table:table-cell>
          <table:table-cell table:style-name="ce1" office:value-type="float" office:value="1.147833" calcext:value-type="float">
            <text:p>1.147833</text:p>
          </table:table-cell>
          <table:table-cell table:style-name="ce1" office:value-type="float" office:value="1.223938" calcext:value-type="float">
            <text:p>1.223938</text:p>
          </table:table-cell>
          <table:table-cell table:style-name="ce1" office:value-type="float" office:value="2.574956" calcext:value-type="float">
            <text:p>2.574956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office:value-type="float" office:value="1.842912" calcext:value-type="float">
            <text:p>1.842912</text:p>
          </table:table-cell>
          <table:table-cell office:value-type="float" office:value="1.127708" calcext:value-type="float">
            <text:p>1.127708</text:p>
          </table:table-cell>
          <table:table-cell office:value-type="float" office:value="1.018686" calcext:value-type="float">
            <text:p>1.018686</text:p>
          </table:table-cell>
          <table:table-cell table:style-name="ce1" office:value-type="float" office:value="1.005197" calcext:value-type="float">
            <text:p>1.005197</text:p>
          </table:table-cell>
          <table:table-cell table:style-name="ce1" office:value-type="float" office:value="1.114497" calcext:value-type="float">
            <text:p>1.114497</text:p>
          </table:table-cell>
          <table:table-cell table:style-name="ce1" office:value-type="float" office:value="2.294389" calcext:value-type="float">
            <text:p>2.294389</text:p>
          </table:table-cell>
          <table:table-cell table:number-columns-repeated="2"/>
          <table:table-cell office:value-type="string" calcext:value-type="string">
            <text:p>2 thread</text:p>
          </table:table-cell>
          <table:table-cell/>
          <table:table-cell office:value-type="float" office:value="1.286451" calcext:value-type="float">
            <text:p>1.286451</text:p>
          </table:table-cell>
          <table:table-cell table:style-name="ce1" office:value-type="float" office:value="1.187907" calcext:value-type="float">
            <text:p>1.187907</text:p>
          </table:table-cell>
          <table:table-cell table:style-name="ce1" office:value-type="float" office:value="1.218138" calcext:value-type="float">
            <text:p>1.218138</text:p>
          </table:table-cell>
          <table:table-cell table:style-name="ce1" office:value-type="float" office:value="1.184069" calcext:value-type="float">
            <text:p>1.184069</text:p>
          </table:table-cell>
          <table:table-cell table:style-name="ce1" office:value-type="float" office:value="2.199332" calcext:value-type="float">
            <text:p>2.199332</text:p>
          </table:table-cell>
        </table:table-row>
        <table:table-row table:style-name="ro1">
          <table:table-cell/>
          <table:table-cell office:value-type="float" office:value="1.84052" calcext:value-type="float">
            <text:p>1.84052</text:p>
          </table:table-cell>
          <table:table-cell office:value-type="float" office:value="1.111897" calcext:value-type="float">
            <text:p>1.111897</text:p>
          </table:table-cell>
          <table:table-cell office:value-type="float" office:value="1.01451" calcext:value-type="float">
            <text:p>1.01451</text:p>
          </table:table-cell>
          <table:table-cell table:style-name="ce1" office:value-type="float" office:value="1.029203" calcext:value-type="float">
            <text:p>1.029203</text:p>
          </table:table-cell>
          <table:table-cell table:style-name="ce1" office:value-type="float" office:value="1.156334" calcext:value-type="float">
            <text:p>1.156334</text:p>
          </table:table-cell>
          <table:table-cell table:style-name="ce1" office:value-type="float" office:value="2.237959" calcext:value-type="float">
            <text:p>2.237959</text:p>
          </table:table-cell>
          <table:table-cell table:number-columns-repeated="4"/>
          <table:table-cell office:value-type="float" office:value="1.148068" calcext:value-type="float">
            <text:p>1.148068</text:p>
          </table:table-cell>
          <table:table-cell table:style-name="ce1" office:value-type="float" office:value="1.193899" calcext:value-type="float">
            <text:p>1.193899</text:p>
          </table:table-cell>
          <table:table-cell table:style-name="ce1" office:value-type="float" office:value="1.205034" calcext:value-type="float">
            <text:p>1.205034</text:p>
          </table:table-cell>
          <table:table-cell table:style-name="ce1" office:value-type="float" office:value="1.20116" calcext:value-type="float">
            <text:p>1.20116</text:p>
          </table:table-cell>
          <table:table-cell table:style-name="ce1" office:value-type="float" office:value="1.92445" calcext:value-type="float">
            <text:p>1.92445</text:p>
          </table:table-cell>
        </table:table-row>
        <table:table-row table:style-name="ro1">
          <table:table-cell/>
          <table:table-cell office:value-type="float" office:value="1.847527" calcext:value-type="float">
            <text:p>1.847527</text:p>
          </table:table-cell>
          <table:table-cell office:value-type="float" office:value="1.111077" calcext:value-type="float">
            <text:p>1.111077</text:p>
          </table:table-cell>
          <table:table-cell office:value-type="float" office:value="1.008784" calcext:value-type="float">
            <text:p>1.008784</text:p>
          </table:table-cell>
          <table:table-cell table:style-name="ce1" office:value-type="float" office:value="1.020121" calcext:value-type="float">
            <text:p>1.020121</text:p>
          </table:table-cell>
          <table:table-cell table:style-name="ce1" office:value-type="float" office:value="1.16099" calcext:value-type="float">
            <text:p>1.16099</text:p>
          </table:table-cell>
          <table:table-cell table:style-name="ce1" office:value-type="float" office:value="2.155647" calcext:value-type="float">
            <text:p>2.155647</text:p>
          </table:table-cell>
          <table:table-cell table:number-columns-repeated="4"/>
          <table:table-cell office:value-type="float" office:value="1.246428" calcext:value-type="float">
            <text:p>1.246428</text:p>
          </table:table-cell>
          <table:table-cell table:style-name="ce1" office:value-type="float" office:value="1.143327" calcext:value-type="float">
            <text:p>1.143327</text:p>
          </table:table-cell>
          <table:table-cell table:style-name="ce1" office:value-type="float" office:value="1.209386" calcext:value-type="float">
            <text:p>1.209386</text:p>
          </table:table-cell>
          <table:table-cell table:style-name="ce1" office:value-type="float" office:value="1.204403" calcext:value-type="float">
            <text:p>1.204403</text:p>
          </table:table-cell>
          <table:table-cell table:style-name="ce1" office:value-type="float" office:value="2.342394" calcext:value-type="float">
            <text:p>2.342394</text:p>
          </table:table-cell>
        </table:table-row>
        <table:table-row table:style-name="ro1">
          <table:table-cell/>
          <table:table-cell office:value-type="float" office:value="1.841701" calcext:value-type="float">
            <text:p>1.841701</text:p>
          </table:table-cell>
          <table:table-cell office:value-type="float" office:value="1.09557" calcext:value-type="float">
            <text:p>1.09557</text:p>
          </table:table-cell>
          <table:table-cell office:value-type="float" office:value="1.021927" calcext:value-type="float">
            <text:p>1.021927</text:p>
          </table:table-cell>
          <table:table-cell table:style-name="ce1" office:value-type="float" office:value="1.00924" calcext:value-type="float">
            <text:p>1.00924</text:p>
          </table:table-cell>
          <table:table-cell table:style-name="ce1" office:value-type="float" office:value="1.180446" calcext:value-type="float">
            <text:p>1.180446</text:p>
          </table:table-cell>
          <table:table-cell table:style-name="ce1" office:value-type="float" office:value="2.130872" calcext:value-type="float">
            <text:p>2.130872</text:p>
          </table:table-cell>
          <table:table-cell table:number-columns-repeated="4"/>
          <table:table-cell office:value-type="float" office:value="1.265617" calcext:value-type="float">
            <text:p>1.265617</text:p>
          </table:table-cell>
          <table:table-cell table:style-name="ce1" office:value-type="float" office:value="1.17741" calcext:value-type="float">
            <text:p>1.17741</text:p>
          </table:table-cell>
          <table:table-cell table:style-name="ce1" office:value-type="float" office:value="1.189535" calcext:value-type="float">
            <text:p>1.189535</text:p>
          </table:table-cell>
          <table:table-cell table:style-name="ce1" office:value-type="float" office:value="1.205574" calcext:value-type="float">
            <text:p>1.205574</text:p>
          </table:table-cell>
          <table:table-cell office:value-type="float" office:value="2.744186" calcext:value-type="float">
            <text:p>2.744186</text:p>
          </table:table-cell>
        </table:table-row>
        <table:table-row table:style-name="ro1">
          <table:table-cell/>
          <table:table-cell office:value-type="float" office:value="1.846117" calcext:value-type="float">
            <text:p>1.846117</text:p>
          </table:table-cell>
          <table:table-cell office:value-type="float" office:value="1.076568" calcext:value-type="float">
            <text:p>1.076568</text:p>
          </table:table-cell>
          <table:table-cell office:value-type="float" office:value="0.965769" calcext:value-type="float">
            <text:p>0.965769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.84241" calcext:value-type="float">
            <text:p>1.84241</text:p>
          </table:table-cell>
          <table:table-cell office:value-type="float" office:value="1.110456" calcext:value-type="float">
            <text:p>1.110456</text:p>
          </table:table-cell>
          <table:table-cell office:value-type="float" office:value="0.995302" calcext:value-type="float">
            <text:p>0.995302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.831442" calcext:value-type="float">
            <text:p>1.831442</text:p>
          </table:table-cell>
          <table:table-cell office:value-type="float" office:value="1.121592" calcext:value-type="float">
            <text:p>1.121592</text:p>
          </table:table-cell>
          <table:table-cell office:value-type="float" office:value="0.99771" calcext:value-type="float">
            <text:p>0.99771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.849449" calcext:value-type="float">
            <text:p>1.849449</text:p>
          </table:table-cell>
          <table:table-cell office:value-type="float" office:value="1.107386" calcext:value-type="float">
            <text:p>1.107386</text:p>
          </table:table-cell>
          <table:table-cell office:value-type="float" office:value="1.020691" calcext:value-type="float">
            <text:p>1.020691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.84963" calcext:value-type="float">
            <text:p>1.84963</text:p>
          </table:table-cell>
          <table:table-cell office:value-type="float" office:value="1.085879" calcext:value-type="float">
            <text:p>1.085879</text:p>
          </table:table-cell>
          <table:table-cell office:value-type="float" office:value="1.023944" calcext:value-type="float">
            <text:p>1.023944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  <table:table-cell table:number-columns-repeated="2"/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</table:table-row>
        <table:table-row table:style-name="ro1">
          <table:table-cell office:value-type="string" calcext:value-type="string">
            <text:p>NSTEP 1000</text:p>
          </table:table-cell>
          <table:table-cell table:style-name="ce1" office:value-type="float" office:value="16.142414" calcext:value-type="float">
            <text:p>16.142414</text:p>
          </table:table-cell>
          <table:table-cell table:style-name="ce1" office:value-type="float" office:value="9.041173" calcext:value-type="float">
            <text:p>9.041173</text:p>
          </table:table-cell>
          <table:table-cell office:value-type="float" office:value="7.977219" calcext:value-type="float">
            <text:p>7.977219</text:p>
          </table:table-cell>
          <table:table-cell table:style-name="ce1" office:value-type="float" office:value="8.035329" calcext:value-type="float">
            <text:p>8.035329</text:p>
          </table:table-cell>
          <table:table-cell table:style-name="ce1" office:value-type="float" office:value="9.372913" calcext:value-type="float">
            <text:p>9.372913</text:p>
          </table:table-cell>
          <table:table-cell table:style-name="ce1" office:value-type="float" office:value="19.861008" calcext:value-type="float">
            <text:p>19.861008</text:p>
          </table:table-cell>
          <table:table-cell table:number-columns-repeated="2"/>
          <table:table-cell office:value-type="string" calcext:value-type="string">
            <text:p>NSTEP 1000</text:p>
          </table:table-cell>
          <table:table-cell/>
          <table:table-cell office:value-type="float" office:value="9.445376" calcext:value-type="float">
            <text:p>9.445376</text:p>
          </table:table-cell>
          <table:table-cell table:style-name="ce1" office:value-type="float" office:value="8.851923" calcext:value-type="float">
            <text:p>8.851923</text:p>
          </table:table-cell>
          <table:table-cell table:style-name="ce1" office:value-type="float" office:value="8.833371" calcext:value-type="float">
            <text:p>8.833371</text:p>
          </table:table-cell>
          <table:table-cell table:style-name="ce1" office:value-type="float" office:value="8.813669" calcext:value-type="float">
            <text:p>8.813669</text:p>
          </table:table-cell>
          <table:table-cell table:style-name="ce1" office:value-type="float" office:value="20.074613" calcext:value-type="float">
            <text:p>20.074613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table:style-name="ce1" office:value-type="float" office:value="16.127833" calcext:value-type="float">
            <text:p>16.127833</text:p>
          </table:table-cell>
          <table:table-cell table:style-name="ce1" office:value-type="float" office:value="9.014401" calcext:value-type="float">
            <text:p>9.014401</text:p>
          </table:table-cell>
          <table:table-cell office:value-type="float" office:value="8.002343" calcext:value-type="float">
            <text:p>8.002343</text:p>
          </table:table-cell>
          <table:table-cell table:style-name="ce1" office:value-type="float" office:value="8.164418" calcext:value-type="float">
            <text:p>8.164418</text:p>
          </table:table-cell>
          <table:table-cell table:style-name="ce1" office:value-type="float" office:value="9.420585" calcext:value-type="float">
            <text:p>9.420585</text:p>
          </table:table-cell>
          <table:table-cell table:style-name="ce1" office:value-type="float" office:value="18.977592" calcext:value-type="float">
            <text:p>18.977592</text:p>
          </table:table-cell>
          <table:table-cell table:number-columns-repeated="2"/>
          <table:table-cell office:value-type="string" calcext:value-type="string">
            <text:p>2 thread</text:p>
          </table:table-cell>
          <table:table-cell/>
          <table:table-cell office:value-type="float" office:value="10.847836" calcext:value-type="float">
            <text:p>10.847836</text:p>
          </table:table-cell>
          <table:table-cell table:style-name="ce1" office:value-type="float" office:value="8.899877" calcext:value-type="float">
            <text:p>8.899877</text:p>
          </table:table-cell>
          <table:table-cell table:style-name="ce1" office:value-type="float" office:value="8.786062" calcext:value-type="float">
            <text:p>8.786062</text:p>
          </table:table-cell>
          <table:table-cell table:style-name="ce1" office:value-type="float" office:value="8.764177" calcext:value-type="float">
            <text:p>8.764177</text:p>
          </table:table-cell>
          <table:table-cell table:style-name="ce1" office:value-type="float" office:value="20.637225" calcext:value-type="float">
            <text:p>20.637225</text:p>
          </table:table-cell>
        </table:table-row>
        <table:table-row table:style-name="ro1">
          <table:table-cell/>
          <table:table-cell table:style-name="ce1" office:value-type="float" office:value="16.120278" calcext:value-type="float">
            <text:p>16.120278</text:p>
          </table:table-cell>
          <table:table-cell table:style-name="ce1" office:value-type="float" office:value="9.037266" calcext:value-type="float">
            <text:p>9.037266</text:p>
          </table:table-cell>
          <table:table-cell office:value-type="float" office:value="7.96008" calcext:value-type="float">
            <text:p>7.96008</text:p>
          </table:table-cell>
          <table:table-cell table:style-name="ce1" office:value-type="float" office:value="8.007819" calcext:value-type="float">
            <text:p>8.007819</text:p>
          </table:table-cell>
          <table:table-cell table:style-name="ce1" office:value-type="float" office:value="9.298498" calcext:value-type="float">
            <text:p>9.298498</text:p>
          </table:table-cell>
          <table:table-cell table:style-name="ce1" office:value-type="float" office:value="19.055577" calcext:value-type="float">
            <text:p>19.055577</text:p>
          </table:table-cell>
          <table:table-cell table:number-columns-repeated="4"/>
          <table:table-cell office:value-type="float" office:value="9.440461" calcext:value-type="float">
            <text:p>9.440461</text:p>
          </table:table-cell>
          <table:table-cell table:style-name="ce1" office:value-type="float" office:value="8.913275" calcext:value-type="float">
            <text:p>8.913275</text:p>
          </table:table-cell>
          <table:table-cell table:style-name="ce1" office:value-type="float" office:value="8.704958" calcext:value-type="float">
            <text:p>8.704958</text:p>
          </table:table-cell>
          <table:table-cell table:style-name="ce1" office:value-type="float" office:value="8.80097" calcext:value-type="float">
            <text:p>8.80097</text:p>
          </table:table-cell>
          <table:table-cell table:style-name="ce1" office:value-type="float" office:value="20.626349" calcext:value-type="float">
            <text:p>20.626349</text:p>
          </table:table-cell>
        </table:table-row>
        <table:table-row table:style-name="ro1">
          <table:table-cell/>
          <table:table-cell table:style-name="ce1" office:value-type="float" office:value="16.173209" calcext:value-type="float">
            <text:p>16.173209</text:p>
          </table:table-cell>
          <table:table-cell table:style-name="ce1" office:value-type="float" office:value="9.09052" calcext:value-type="float">
            <text:p>9.09052</text:p>
          </table:table-cell>
          <table:table-cell office:value-type="float" office:value="8.104228" calcext:value-type="float">
            <text:p>8.104228</text:p>
          </table:table-cell>
          <table:table-cell table:style-name="ce1" office:value-type="float" office:value="8.07228" calcext:value-type="float">
            <text:p>8.07228</text:p>
          </table:table-cell>
          <table:table-cell table:style-name="ce1" office:value-type="float" office:value="9.281765" calcext:value-type="float">
            <text:p>9.281765</text:p>
          </table:table-cell>
          <table:table-cell table:style-name="ce1" office:value-type="float" office:value="19.36277" calcext:value-type="float">
            <text:p>19.36277</text:p>
          </table:table-cell>
          <table:table-cell table:number-columns-repeated="4"/>
          <table:table-cell office:value-type="float" office:value="9.502857" calcext:value-type="float">
            <text:p>9.502857</text:p>
          </table:table-cell>
          <table:table-cell table:style-name="ce1" office:value-type="float" office:value="8.814128" calcext:value-type="float">
            <text:p>8.814128</text:p>
          </table:table-cell>
          <table:table-cell table:style-name="ce1" office:value-type="float" office:value="8.83723" calcext:value-type="float">
            <text:p>8.83723</text:p>
          </table:table-cell>
          <table:table-cell table:style-name="ce1" office:value-type="float" office:value="8.810584" calcext:value-type="float">
            <text:p>8.810584</text:p>
          </table:table-cell>
          <table:table-cell table:style-name="ce1" office:value-type="float" office:value="18.37786" calcext:value-type="float">
            <text:p>18.37786</text:p>
          </table:table-cell>
        </table:table-row>
        <table:table-row table:style-name="ro1">
          <table:table-cell/>
          <table:table-cell table:style-name="ce1" office:value-type="float" office:value="16.085788" calcext:value-type="float">
            <text:p>16.085788</text:p>
          </table:table-cell>
          <table:table-cell table:style-name="ce1" office:value-type="float" office:value="9.188416" calcext:value-type="float">
            <text:p>9.188416</text:p>
          </table:table-cell>
          <table:table-cell office:value-type="float" office:value="8.09959" calcext:value-type="float">
            <text:p>8.09959</text:p>
          </table:table-cell>
          <table:table-cell table:style-name="ce1" office:value-type="float" office:value="8.233248" calcext:value-type="float">
            <text:p>8.233248</text:p>
          </table:table-cell>
          <table:table-cell table:style-name="ce1" office:value-type="float" office:value="9.323963" calcext:value-type="float">
            <text:p>9.323963</text:p>
          </table:table-cell>
          <table:table-cell table:style-name="ce1" office:value-type="float" office:value="19.642878" calcext:value-type="float">
            <text:p>19.642878</text:p>
          </table:table-cell>
          <table:table-cell table:number-columns-repeated="4"/>
          <table:table-cell office:value-type="float" office:value="9.489276" calcext:value-type="float">
            <text:p>9.489276</text:p>
          </table:table-cell>
          <table:table-cell table:style-name="ce1" office:value-type="float" office:value="8.771031" calcext:value-type="float">
            <text:p>8.771031</text:p>
          </table:table-cell>
          <table:table-cell table:style-name="ce1" office:value-type="float" office:value="8.884098" calcext:value-type="float">
            <text:p>8.884098</text:p>
          </table:table-cell>
          <table:table-cell table:style-name="ce1" office:value-type="float" office:value="8.85919" calcext:value-type="float">
            <text:p>8.85919</text:p>
          </table:table-cell>
          <table:table-cell table:style-name="ce1" office:value-type="float" office:value="20.662788" calcext:value-type="float">
            <text:p>20.662788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  <table:table-cell table:number-columns-repeated="2"/>
          <table:table-cell office:value-type="string" calcext:value-type="string">
            <text:p>NI NI 1000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 – 10 </text:p>
          </table:table-cell>
          <table:table-cell office:value-type="string" calcext:value-type="string">
            <text:p>p3 – 100</text:p>
          </table:table-cell>
          <table:table-cell office:value-type="string" calcext:value-type="string">
            <text:p>p3 – 1000</text:p>
          </table:table-cell>
        </table:table-row>
        <table:table-row table:style-name="ro1">
          <table:table-cell office:value-type="string" calcext:value-type="string">
            <text:p>NSTEP 10000</text:p>
          </table:table-cell>
          <table:table-cell table:style-name="ce1" office:value-type="float" office:value="153.648911" calcext:value-type="float">
            <text:p>153.648911</text:p>
          </table:table-cell>
          <table:table-cell table:style-name="ce1" office:value-type="float" office:value="87.008154" calcext:value-type="float">
            <text:p>87.008154</text:p>
          </table:table-cell>
          <table:table-cell office:value-type="float" office:value="76.53856" calcext:value-type="float">
            <text:p>76.53856</text:p>
          </table:table-cell>
          <table:table-cell table:style-name="ce1" office:value-type="float" office:value="77.191019" calcext:value-type="float">
            <text:p>77.191019</text:p>
          </table:table-cell>
          <table:table-cell table:style-name="ce1" office:value-type="float" office:value="89.120775" calcext:value-type="float">
            <text:p>89.120775</text:p>
          </table:table-cell>
          <table:table-cell table:style-name="ce1" office:value-type="float" office:value="189.234012" calcext:value-type="float">
            <text:p>189.234012</text:p>
          </table:table-cell>
          <table:table-cell table:number-columns-repeated="2"/>
          <table:table-cell office:value-type="string" calcext:value-type="string">
            <text:p>NSTEP 10000</text:p>
          </table:table-cell>
          <table:table-cell/>
          <table:table-cell office:value-type="float" office:value="87.556572" calcext:value-type="float">
            <text:p>87.556572</text:p>
          </table:table-cell>
          <table:table-cell table:style-name="ce1" office:value-type="float" office:value="82.556925" calcext:value-type="float">
            <text:p>82.556925</text:p>
          </table:table-cell>
          <table:table-cell table:style-name="ce1" office:value-type="float" office:value="82.441301" calcext:value-type="float">
            <text:p>82.441301</text:p>
          </table:table-cell>
          <table:table-cell table:style-name="ce1" office:value-type="float" office:value="82.520255" calcext:value-type="float">
            <text:p>82.520255</text:p>
          </table:table-cell>
          <table:table-cell table:style-name="ce1" office:value-type="float" office:value="190.357388" calcext:value-type="float">
            <text:p>190.357388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table:style-name="ce1" office:value-type="float" office:value="153.501551" calcext:value-type="float">
            <text:p>153.501551</text:p>
          </table:table-cell>
          <table:table-cell table:style-name="ce1" office:value-type="float" office:value="87.171309" calcext:value-type="float">
            <text:p>87.171309</text:p>
          </table:table-cell>
          <table:table-cell office:value-type="float" office:value="76.39896" calcext:value-type="float">
            <text:p>76.39896</text:p>
          </table:table-cell>
          <table:table-cell table:style-name="ce1" office:value-type="float" office:value="77.038542" calcext:value-type="float">
            <text:p>77.038542</text:p>
          </table:table-cell>
          <table:table-cell table:style-name="ce1" office:value-type="float" office:value="88.963801" calcext:value-type="float">
            <text:p>88.963801</text:p>
          </table:table-cell>
          <table:table-cell table:style-name="ce1"/>
          <table:table-cell table:number-columns-repeated="2"/>
          <table:table-cell office:value-type="string" calcext:value-type="string">
            <text:p>2 thread</text:p>
          </table:table-cell>
          <table:table-cell/>
          <table:table-cell office:value-type="float" office:value="88.558247" calcext:value-type="float">
            <text:p>88.558247</text:p>
          </table:table-cell>
          <table:table-cell table:style-name="ce1" office:value-type="float" office:value="82.544425" calcext:value-type="float">
            <text:p>82.544425</text:p>
          </table:table-cell>
          <table:table-cell table:style-name="ce1" office:value-type="float" office:value="82.208291" calcext:value-type="float">
            <text:p>82.208291</text:p>
          </table:table-cell>
          <table:table-cell table:style-name="ce1" office:value-type="float" office:value="82.122303" calcext:value-type="float">
            <text:p>82.122303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53.577531" calcext:value-type="float">
            <text:p>153.577531</text:p>
          </table:table-cell>
          <table:table-cell table:style-name="ce1" office:value-type="float" office:value="87.287866" calcext:value-type="float">
            <text:p>87.287866</text:p>
          </table:table-cell>
          <table:table-cell office:value-type="float" office:value="76.701514" calcext:value-type="float">
            <text:p>76.701514</text:p>
          </table:table-cell>
          <table:table-cell table:style-name="ce1" office:value-type="float" office:value="76.913125" calcext:value-type="float">
            <text:p>76.913125</text:p>
          </table:table-cell>
          <table:table-cell table:style-name="ce1" office:value-type="float" office:value="89.261076" calcext:value-type="float">
            <text:p>89.261076</text:p>
          </table:table-cell>
          <table:table-cell table:style-name="ce1"/>
          <table:table-cell table:number-columns-repeated="4"/>
          <table:table-cell office:value-type="float" office:value="87.552162" calcext:value-type="float">
            <text:p>87.552162</text:p>
          </table:table-cell>
          <table:table-cell table:style-name="ce1" office:value-type="float" office:value="82.502189" calcext:value-type="float">
            <text:p>82.502189</text:p>
          </table:table-cell>
          <table:table-cell table:style-name="ce1" office:value-type="float" office:value="82.311019" calcext:value-type="float">
            <text:p>82.311019</text:p>
          </table:table-cell>
          <table:table-cell table:style-name="ce1" office:value-type="float" office:value="82.914301" calcext:value-type="float">
            <text:p>82.91430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53.678259" calcext:value-type="float">
            <text:p>153.678259</text:p>
          </table:table-cell>
          <table:table-cell table:style-name="ce1" office:value-type="float" office:value="87.204045" calcext:value-type="float">
            <text:p>87.204045</text:p>
          </table:table-cell>
          <table:table-cell office:value-type="float" office:value="76.633215" calcext:value-type="float">
            <text:p>76.633215</text:p>
          </table:table-cell>
          <table:table-cell table:style-name="ce1" office:value-type="float" office:value="76.907625" calcext:value-type="float">
            <text:p>76.907625</text:p>
          </table:table-cell>
          <table:table-cell table:style-name="ce1" office:value-type="float" office:value="89.036883" calcext:value-type="float">
            <text:p>89.036883</text:p>
          </table:table-cell>
          <table:table-cell table:style-name="ce1"/>
          <table:table-cell table:number-columns-repeated="4"/>
          <table:table-cell office:value-type="float" office:value="87.730156" calcext:value-type="float">
            <text:p>87.730156</text:p>
          </table:table-cell>
          <table:table-cell table:style-name="ce1" office:value-type="float" office:value="82.582758" calcext:value-type="float">
            <text:p>82.582758</text:p>
          </table:table-cell>
          <table:table-cell table:style-name="ce1" office:value-type="float" office:value="82.262754" calcext:value-type="float">
            <text:p>82.262754</text:p>
          </table:table-cell>
          <table:table-cell table:style-name="ce1" office:value-type="float" office:value="83.880372" calcext:value-type="float">
            <text:p>83.880372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53.629102" calcext:value-type="float">
            <text:p>153.629102</text:p>
          </table:table-cell>
          <table:table-cell table:style-name="ce1" office:value-type="float" office:value="86.539797" calcext:value-type="float">
            <text:p>86.539797</text:p>
          </table:table-cell>
          <table:table-cell office:value-type="float" office:value="76.542115" calcext:value-type="float">
            <text:p>76.542115</text:p>
          </table:table-cell>
          <table:table-cell table:style-name="ce1" office:value-type="float" office:value="77.089395" calcext:value-type="float">
            <text:p>77.089395</text:p>
          </table:table-cell>
          <table:table-cell table:style-name="ce1" office:value-type="float" office:value="89.091201" calcext:value-type="float">
            <text:p>89.091201</text:p>
          </table:table-cell>
          <table:table-cell table:style-name="ce1"/>
          <table:table-cell table:number-columns-repeated="4"/>
          <table:table-cell office:value-type="float" office:value="87.865833" calcext:value-type="float">
            <text:p>87.865833</text:p>
          </table:table-cell>
          <table:table-cell table:style-name="ce1" office:value-type="float" office:value="82.471455" calcext:value-type="float">
            <text:p>82.471455</text:p>
          </table:table-cell>
          <table:table-cell table:style-name="ce1" office:value-type="float" office:value="82.347645" calcext:value-type="float">
            <text:p>82.347645</text:p>
          </table:table-cell>
          <table:table-cell table:style-name="ce1" office:value-type="float" office:value="82.259909" calcext:value-type="float">
            <text:p>82.259909</text:p>
          </table:table-cell>
          <table:table-cell table:style-name="ce1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20:37:21.20971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12:56.595102713</meta:creation-date>
    <dc:date>2017-02-10T21:29:01.914494097</dc:date>
    <meta:editing-duration>PT2H35M4S</meta:editing-duration>
    <meta:editing-cycles>41</meta:editing-cycles>
    <meta:generator>LibreOffice/5.1.4.2$Linux_X86_64 LibreOffice_project/10m0$Build-2</meta:generator>
    <meta:document-statistic meta:table-count="1" meta:cell-count="226" meta:object-count="0"/>
  </office:meta>
</office:document-meta>
</file>